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P1" style:family="paragraph" style:parent-style-name="Text_20_body">
      <style:text-properties officeooo:rsid="0001d77b" officeooo:paragraph-rsid="00023bf2"/>
    </style:style>
    <style:style style:name="P2" style:family="paragraph" style:parent-style-name="Text_20_body">
      <style:text-properties officeooo:rsid="0001d77b" officeooo:paragraph-rsid="00135e7b"/>
    </style:style>
    <style:style style:name="P3" style:family="paragraph" style:parent-style-name="Text_20_body">
      <style:text-properties officeooo:rsid="0003c916" officeooo:paragraph-rsid="0003c916"/>
    </style:style>
    <style:style style:name="P4" style:family="paragraph" style:parent-style-name="Text_20_body">
      <style:text-properties officeooo:rsid="0003fcde" officeooo:paragraph-rsid="0003fcde"/>
    </style:style>
    <style:style style:name="P5" style:family="paragraph" style:parent-style-name="Text_20_body">
      <style:text-properties officeooo:rsid="0003fcde" officeooo:paragraph-rsid="00046f11"/>
    </style:style>
    <style:style style:name="P6" style:family="paragraph" style:parent-style-name="Standard">
      <style:text-properties officeooo:rsid="0003fcde" officeooo:paragraph-rsid="000c9bf2"/>
    </style:style>
    <style:style style:name="P7" style:family="paragraph" style:parent-style-name="Text_20_body">
      <style:text-properties officeooo:rsid="0003fcde" officeooo:paragraph-rsid="000c9bf2"/>
    </style:style>
    <style:style style:name="P8" style:family="paragraph" style:parent-style-name="Text_20_body">
      <style:text-properties officeooo:rsid="0003fcde" officeooo:paragraph-rsid="0015a10e"/>
    </style:style>
    <style:style style:name="P9" style:family="paragraph" style:parent-style-name="Text_20_body">
      <style:text-properties officeooo:rsid="0003fcde" officeooo:paragraph-rsid="001666c5"/>
    </style:style>
    <style:style style:name="P10" style:family="paragraph" style:parent-style-name="Text_20_body">
      <style:text-properties officeooo:rsid="00046f11" officeooo:paragraph-rsid="00046f11"/>
    </style:style>
    <style:style style:name="P11" style:family="paragraph" style:parent-style-name="Text_20_body">
      <style:text-properties officeooo:rsid="00046f11" officeooo:paragraph-rsid="0007a53c"/>
    </style:style>
    <style:style style:name="P12" style:family="paragraph" style:parent-style-name="Text_20_body">
      <style:text-properties officeooo:rsid="0005ca4d" officeooo:paragraph-rsid="0005ca4d"/>
    </style:style>
    <style:style style:name="P13" style:family="paragraph" style:parent-style-name="Text_20_body">
      <style:text-properties officeooo:rsid="0005ca4d" officeooo:paragraph-rsid="0007a53c"/>
    </style:style>
    <style:style style:name="P14" style:family="paragraph" style:parent-style-name="Standard">
      <style:text-properties officeooo:rsid="000cc64b" officeooo:paragraph-rsid="000cc64b"/>
    </style:style>
    <style:style style:name="P15" style:family="paragraph" style:parent-style-name="Standard">
      <style:text-properties officeooo:rsid="00106d21" officeooo:paragraph-rsid="00106d21"/>
    </style:style>
    <style:style style:name="P16" style:family="paragraph" style:parent-style-name="Standard">
      <style:text-properties officeooo:rsid="0011a464" officeooo:paragraph-rsid="0011a464"/>
    </style:style>
    <style:style style:name="P17" style:family="paragraph" style:parent-style-name="Text_20_body">
      <style:text-properties officeooo:rsid="0011a464" officeooo:paragraph-rsid="0011a464"/>
    </style:style>
    <style:style style:name="P18" style:family="paragraph" style:parent-style-name="Text_20_body">
      <style:text-properties officeooo:rsid="0011a464" officeooo:paragraph-rsid="0011d214"/>
    </style:style>
    <style:style style:name="P19" style:family="paragraph" style:parent-style-name="Standard">
      <style:text-properties officeooo:paragraph-rsid="0011a464"/>
    </style:style>
    <style:style style:name="P20" style:family="paragraph" style:parent-style-name="Standard">
      <style:text-properties officeooo:rsid="0011d214" officeooo:paragraph-rsid="0011d214"/>
    </style:style>
    <style:style style:name="P21" style:family="paragraph" style:parent-style-name="Standard">
      <style:text-properties officeooo:paragraph-rsid="0011d214"/>
    </style:style>
    <style:style style:name="P22" style:family="paragraph" style:parent-style-name="Text_20_body">
      <style:text-properties officeooo:rsid="00135e7b" officeooo:paragraph-rsid="00135e7b"/>
    </style:style>
    <style:style style:name="P23" style:family="paragraph" style:parent-style-name="Text_20_body">
      <style:text-properties officeooo:rsid="0015a10e" officeooo:paragraph-rsid="0015a10e"/>
    </style:style>
    <style:style style:name="P24" style:family="paragraph" style:parent-style-name="Standard">
      <style:text-properties officeooo:paragraph-rsid="0015a10e"/>
    </style:style>
    <style:style style:name="P25" style:family="paragraph" style:parent-style-name="Standard">
      <style:text-properties officeooo:rsid="001666c5" officeooo:paragraph-rsid="001666c5"/>
    </style:style>
    <style:style style:name="P26" style:family="paragraph" style:parent-style-name="Text_20_body">
      <style:text-properties officeooo:rsid="001666c5" officeooo:paragraph-rsid="001666c5"/>
    </style:style>
    <style:style style:name="P27" style:family="paragraph" style:parent-style-name="Text_20_body">
      <style:text-properties officeooo:rsid="001666c5" officeooo:paragraph-rsid="0017417c"/>
    </style:style>
    <style:style style:name="P28"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29" style:family="paragraph" style:parent-style-name="Standard">
      <style:text-properties officeooo:rsid="0017417c" officeooo:paragraph-rsid="0017417c"/>
    </style:style>
    <style:style style:name="P30"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1" style:family="paragraph" style:parent-style-name="Standard">
      <loext:graphic-properties draw:fill-gradient-name="gradient" draw:fill-hatch-name="hatch"/>
      <style:paragraph-properties fo:keep-with-next="always"/>
      <style:text-properties officeooo:rsid="0017417c" officeooo:paragraph-rsid="001766af"/>
    </style:style>
    <style:style style:name="P32" style:family="paragraph" style:parent-style-name="Standard">
      <loext:graphic-properties draw:fill-gradient-name="gradient" draw:fill-hatch-name="hatch"/>
      <style:paragraph-properties fo:keep-with-next="always"/>
      <style:text-properties officeooo:rsid="001b9acb" officeooo:paragraph-rsid="001766af"/>
    </style:style>
    <style:style style:name="P33" style:family="paragraph" style:parent-style-name="Standard">
      <loext:graphic-properties draw:fill-gradient-name="gradient" draw:fill-hatch-name="hatch"/>
      <style:text-properties officeooo:rsid="001b9acb" officeooo:paragraph-rsid="001f26a1"/>
    </style:style>
    <style:style style:name="P34" style:family="paragraph" style:parent-style-name="Text_20_body">
      <style:text-properties style:font-name="Liberation Serif1" officeooo:rsid="001666c5" officeooo:paragraph-rsid="0015a10e" style:font-name-asian="Liberation Serif1" style:font-name-complex="Liberation Serif1"/>
    </style:style>
    <style:style style:name="P35" style:family="paragraph" style:parent-style-name="Text_20_body">
      <style:text-properties style:font-name="Liberation Serif1" officeooo:rsid="001666c5" officeooo:paragraph-rsid="001666c5" style:font-name-asian="Liberation Serif1" style:font-name-complex="Liberation Serif1"/>
    </style:style>
    <style:style style:name="P36"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37" style:family="paragraph" style:parent-style-name="Text_20_body">
      <style:text-properties style:font-name="Liberation Serif1" officeooo:rsid="0011a464" officeooo:paragraph-rsid="001f26a1" style:font-name-asian="Liberation Serif1" style:font-name-complex="Liberation Serif1"/>
    </style:style>
    <style:style style:name="P38" style:family="paragraph" style:parent-style-name="Text_20_body">
      <style:text-properties style:font-name="Liberation Serif1" officeooo:rsid="001f26a1" officeooo:paragraph-rsid="001f26a1" style:font-name-asian="Liberation Serif1" style:font-name-complex="Liberation Serif1"/>
    </style:style>
    <style:style style:name="P39" style:family="paragraph" style:parent-style-name="Text_20_body">
      <style:text-properties style:font-name="Liberation Serif1" officeooo:rsid="00205d6e" officeooo:paragraph-rsid="00205d6e" style:font-name-asian="Liberation Serif1" style:font-name-complex="Liberation Serif1"/>
    </style:style>
    <style:style style:name="P40" style:family="paragraph" style:parent-style-name="Text_20_body">
      <style:text-properties style:font-name="Liberation Serif1" officeooo:rsid="00205d6e" officeooo:paragraph-rsid="002183ce" style:font-name-asian="Liberation Serif1" style:font-name-complex="Liberation Serif1"/>
    </style:style>
    <style:style style:name="P41" style:family="paragraph" style:parent-style-name="Text_20_body">
      <style:text-properties style:font-name="Liberation Serif1" officeooo:rsid="002183ce" officeooo:paragraph-rsid="002183ce" style:font-name-asian="Liberation Serif1" style:font-name-complex="Liberation Serif1"/>
    </style:style>
    <style:style style:name="P42" style:family="paragraph" style:parent-style-name="Text_20_body">
      <style:text-properties style:font-name="Liberation Serif1" officeooo:rsid="002183ce" officeooo:paragraph-rsid="002fbe8a" style:font-name-asian="Liberation Serif1" style:font-name-complex="Liberation Serif1"/>
    </style:style>
    <style:style style:name="P43" style:family="paragraph" style:parent-style-name="Text_20_body">
      <style:text-properties style:font-name="Liberation Serif1" officeooo:rsid="002183ce" officeooo:paragraph-rsid="002315fa" style:font-name-asian="Liberation Serif1" style:font-name-complex="Liberation Serif1"/>
    </style:style>
    <style:style style:name="P44"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5" style:family="paragraph" style:parent-style-name="Standard">
      <loext:graphic-properties draw:fill-gradient-name="gradient" draw:fill-hatch-name="hatch"/>
      <style:text-properties officeooo:rsid="001f26a1" officeooo:paragraph-rsid="001f26a1"/>
    </style:style>
    <style:style style:name="P46" style:family="paragraph" style:parent-style-name="Standard">
      <style:text-properties officeooo:rsid="00205d6e" officeooo:paragraph-rsid="00205d6e"/>
    </style:style>
    <style:style style:name="P47" style:family="paragraph" style:parent-style-name="Standard">
      <style:text-properties officeooo:rsid="00205d6e" officeooo:paragraph-rsid="002183ce"/>
    </style:style>
    <style:style style:name="P48" style:family="paragraph" style:parent-style-name="Standard">
      <style:text-properties officeooo:paragraph-rsid="00205d6e"/>
    </style:style>
    <style:style style:name="P49" style:family="paragraph" style:parent-style-name="Standard">
      <style:text-properties officeooo:rsid="002315fa" officeooo:paragraph-rsid="002315fa"/>
    </style:style>
    <style:style style:name="P50" style:family="paragraph" style:parent-style-name="Standard">
      <style:text-properties officeooo:rsid="0023b4dc" officeooo:paragraph-rsid="0023b4dc"/>
    </style:style>
    <style:style style:name="P51" style:family="paragraph" style:parent-style-name="Text_20_body">
      <style:text-properties officeooo:rsid="002a6de4" officeooo:paragraph-rsid="002a6de4"/>
    </style:style>
    <style:style style:name="P52" style:family="paragraph" style:parent-style-name="Text_20_body">
      <style:text-properties officeooo:rsid="002c6ea4" officeooo:paragraph-rsid="002c6ea4"/>
    </style:style>
    <style:style style:name="P53" style:family="paragraph" style:parent-style-name="Text_20_body">
      <style:text-properties officeooo:rsid="002b88e2" officeooo:paragraph-rsid="002b88e2"/>
    </style:style>
    <style:style style:name="P54" style:family="paragraph" style:parent-style-name="Standard">
      <style:text-properties officeooo:paragraph-rsid="002fbe8a"/>
    </style:style>
    <style:style style:name="P55" style:family="paragraph" style:parent-style-name="Standard">
      <style:text-properties officeooo:rsid="002fbe8a" officeooo:paragraph-rsid="002fbe8a"/>
    </style:style>
    <style:style style:name="P56" style:family="paragraph" style:parent-style-name="Text_20_body">
      <style:text-properties officeooo:rsid="002fbe8a" officeooo:paragraph-rsid="002fbe8a"/>
    </style:style>
    <style:style style:name="P57" style:family="paragraph" style:parent-style-name="Standard">
      <style:text-properties officeooo:rsid="0031719f" officeooo:paragraph-rsid="0031719f"/>
    </style:style>
    <style:style style:name="P58" style:family="paragraph" style:parent-style-name="Text_20_body">
      <style:text-properties officeooo:rsid="002f5a9b" officeooo:paragraph-rsid="002f5a9b"/>
    </style:style>
    <style:style style:name="P59" style:family="paragraph" style:parent-style-name="Footer">
      <style:paragraph-properties fo:text-align="center" style:justify-single-word="false"/>
      <style:text-properties officeooo:rsid="00406af0" officeooo:paragraph-rsid="00406af0"/>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text-properties officeooo:rsid="0015a10e" officeooo:paragraph-rsid="0015a10e"/>
    </style:style>
    <style:style style:name="P63" style:family="paragraph" style:parent-style-name="Heading_20_2" style:list-style-name=""/>
    <style:style style:name="P64" style:family="paragraph" style:parent-style-name="Heading_20_2">
      <style:paragraph-properties fo:break-before="page"/>
    </style:style>
    <style:style style:name="P65" style:family="paragraph" style:parent-style-name="Standard" style:list-style-name="L3">
      <style:text-properties officeooo:paragraph-rsid="0031719f"/>
    </style:style>
    <style:style style:name="P66" style:family="paragraph" style:parent-style-name="Standard" style:list-style-name="L3">
      <style:text-properties officeooo:rsid="0031719f" officeooo:paragraph-rsid="0031719f"/>
    </style:style>
    <style:style style:name="P67" style:family="paragraph" style:parent-style-name="Standard">
      <style:text-properties officeooo:rsid="0031719f" officeooo:paragraph-rsid="0031719f"/>
    </style:style>
    <style:style style:name="P68" style:family="paragraph" style:parent-style-name="Standard">
      <style:paragraph-properties fo:break-before="page"/>
      <style:text-properties officeooo:rsid="0031719f" officeooo:paragraph-rsid="0031719f"/>
    </style:style>
    <style:style style:name="P69" style:family="paragraph" style:parent-style-name="Standard" style:list-style-name="L3">
      <style:text-properties officeooo:rsid="003229c1" officeooo:paragraph-rsid="003229c1"/>
    </style:style>
    <style:style style:name="P70" style:family="paragraph" style:parent-style-name="Standard">
      <style:text-properties officeooo:rsid="003229c1" officeooo:paragraph-rsid="003229c1"/>
    </style:style>
    <style:style style:name="P71" style:family="paragraph" style:parent-style-name="Standard">
      <style:text-properties officeooo:rsid="003229c1" officeooo:paragraph-rsid="0032ec80"/>
    </style:style>
    <style:style style:name="P72" style:family="paragraph" style:parent-style-name="Standard">
      <style:text-properties officeooo:rsid="003229c1" officeooo:paragraph-rsid="0033b999"/>
    </style:style>
    <style:style style:name="P73" style:family="paragraph" style:parent-style-name="Standard">
      <style:text-properties officeooo:paragraph-rsid="003229c1"/>
    </style:style>
    <style:style style:name="P74" style:family="paragraph" style:parent-style-name="Standard">
      <style:text-properties officeooo:rsid="0032ec80" officeooo:paragraph-rsid="0032ec80"/>
    </style:style>
    <style:style style:name="P75" style:family="paragraph" style:parent-style-name="Standard">
      <style:text-properties officeooo:paragraph-rsid="0032ec80"/>
    </style:style>
    <style:style style:name="P76" style:family="paragraph" style:parent-style-name="Standard">
      <style:text-properties officeooo:rsid="003557a8" officeooo:paragraph-rsid="003557a8"/>
    </style:style>
    <style:style style:name="P77" style:family="paragraph" style:parent-style-name="Standard" style:list-style-name="L4">
      <style:text-properties officeooo:rsid="003557a8" officeooo:paragraph-rsid="003557a8"/>
    </style:style>
    <style:style style:name="P78" style:family="paragraph" style:parent-style-name="Standard" style:list-style-name="L4">
      <style:text-properties officeooo:paragraph-rsid="003557a8"/>
    </style:style>
    <style:style style:name="P79" style:family="paragraph" style:parent-style-name="Standard">
      <style:text-properties officeooo:rsid="002fbe8a" officeooo:paragraph-rsid="002fbe8a"/>
    </style:style>
    <style:style style:name="P80" style:family="paragraph" style:parent-style-name="Standard">
      <style:text-properties officeooo:rsid="00392302" officeooo:paragraph-rsid="00392302"/>
    </style:style>
    <style:style style:name="P81" style:family="paragraph" style:parent-style-name="Standard">
      <style:text-properties officeooo:paragraph-rsid="00392302"/>
    </style:style>
    <style:style style:name="P82" style:family="paragraph" style:parent-style-name="Standard">
      <style:text-properties officeooo:rsid="003af224" officeooo:paragraph-rsid="003af224"/>
    </style:style>
    <style:style style:name="P83" style:family="paragraph" style:parent-style-name="Standard">
      <style:text-properties officeooo:paragraph-rsid="003af224"/>
    </style:style>
    <style:style style:name="P84" style:family="paragraph" style:parent-style-name="Standard">
      <style:text-properties officeooo:paragraph-rsid="003feb3d"/>
    </style:style>
    <style:style style:name="P85" style:family="paragraph" style:parent-style-name="Standard">
      <style:text-properties officeooo:rsid="00406af0" officeooo:paragraph-rsid="00406af0"/>
    </style:style>
    <style:style style:name="P86" style:family="paragraph" style:parent-style-name="Standard">
      <style:text-properties officeooo:paragraph-rsid="00406af0"/>
    </style:style>
    <style:style style:name="P87" style:family="paragraph" style:parent-style-name="Text_20_body" style:list-style-name="L1">
      <style:text-properties officeooo:paragraph-rsid="00023bf2"/>
    </style:style>
    <style:style style:name="P88" style:family="paragraph" style:parent-style-name="Text_20_body" style:list-style-name="L2">
      <style:text-properties officeooo:rsid="0003c916" officeooo:paragraph-rsid="0003c916"/>
    </style:style>
    <style:style style:name="P89" style:family="paragraph" style:parent-style-name="Text_20_body" style:list-style-name="L2">
      <style:text-properties officeooo:rsid="0003fcde" officeooo:paragraph-rsid="0003fcde"/>
    </style:style>
    <style:style style:name="P90"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91"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92"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93"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94"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95"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96"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97" style:family="paragraph" style:parent-style-name="Text_20_body">
      <style:text-properties officeooo:rsid="002f5a9b" officeooo:paragraph-rsid="002f5a9b"/>
    </style:style>
    <style:style style:name="P98" style:family="paragraph" style:parent-style-name="Text_20_body">
      <style:text-properties officeooo:rsid="002fbe8a" officeooo:paragraph-rsid="00406af0"/>
    </style:style>
    <style:style style:name="P99" style:family="paragraph" style:parent-style-name="Text_20_body">
      <style:paragraph-properties fo:break-before="page"/>
      <style:text-properties officeooo:rsid="002fbe8a" officeooo:paragraph-rsid="00406af0"/>
    </style:style>
    <style:style style:name="P100" style:family="paragraph" style:parent-style-name="Text_20_body">
      <style:text-properties officeooo:rsid="00392302" officeooo:paragraph-rsid="00392302"/>
    </style:style>
    <style:style style:name="P101" style:family="paragraph" style:parent-style-name="Text_20_body">
      <style:text-properties officeooo:rsid="003af224" officeooo:paragraph-rsid="003af224"/>
    </style:style>
    <style:style style:name="P102" style:family="paragraph" style:parent-style-name="Text_20_body">
      <style:text-properties officeooo:rsid="003feb3d" officeooo:paragraph-rsid="003feb3d"/>
    </style:style>
    <style:style style:name="P103" style:family="paragraph">
      <style:paragraph-properties fo:margin-left="0cm" fo:margin-right="0cm" fo:margin-top="0cm" fo:margin-bottom="0cm" fo:line-height="100%" fo:text-indent="0cm"/>
    </style:style>
    <style:style style:name="P10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2">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created by Bernd Paysan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2">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52">Mini-OOF isn’t a panacea for all applications – compare it with solutions in plain forth and choose the best one based on your own personal goals</text:p>
      <text:h text:style-name="Heading_20_1" text:outline-level="1">Extending the Compiler</text:h>
      <text:p text:style-name="P1">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list xml:id="list2193863642" text:style-name="L1">
        <text:list-item>
          <text:p text:style-name="P87"><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87"><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22">Both pieces of code are reasonably well commented – but that doesn’t improve readability that much.</text:p>
      <text:p text:style-name="P3">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60" text:outline-level="1"/>
      <text:h text:style-name="P61" text:outline-level="1">Enter Object Oriented Programming</text:h>
      <text:p text:style-name="P3">So – we <text:span text:style-name="T46">probably </text:span>want to create components <text:span text:style-name="T12">(Objects)</text:span> <text:span text:style-name="T15">for the following reasons</text:span>:-</text:p>
      <text:list xml:id="list4233187768" text:style-name="L2">
        <text:list-item>
          <text:p text:style-name="P88">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Actor.</text:span></text:p>
        </text:list-item>
        <text:list-item>
          <text:p text:style-name="P88">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89">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4">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3">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able:table table:name="Table1" table:style-name="Table1">
        <table:table-column table:style-name="Table1.A"/>
        <table:table-row table:style-name="Table1.1">
          <table:table-cell table:style-name="Table1.A1" office:value-type="string">
            <text:p text:style-name="P5">OBJECT CLASS <text:s text:c="41"/><text:span text:style-name="T9">\ <text:s/>This Class’s parent is Object, a ‘do nothing’ ancestor </text:span></text:p>
            <text:p text:style-name="P5"><text:tab/>4 VAR variable1name<text:tab/><text:tab/><text:tab/><text:span text:style-name="T9">\ <text:s/>This defines a variable 4 bytes in size</text:span></text:p>
            <text:p text:style-name="P5"><text:tab/><text:span text:style-name="T9">2</text:span> VAR variable2name<text:tab/><text:tab/> <text:s text:c="11"/><text:span text:style-name="T9">\ <text:s/>This defines a 2 byte variable</text:span></text:p>
            <text:p text:style-name="P5"><text:tab/>METHOD method1name<text:tab/><text:tab/><text:span text:style-name="T9">\ <text:s/>This is a method that will </text:span><text:span text:style-name="T16">run</text:span><text:span text:style-name="T9"> code</text:span></text:p>
            <text:p text:style-name="P5"><text:tab/>METHOD method2name<text:tab/> <text:s text:c="11"/><text:span text:style-name="T9">\ <text:s/>As many as required for this Class</text:span></text:p>
            <text:p text:style-name="P5">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0"/>
      <text:p text:style-name="P11">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text:span>) and code to make it all work (the <text:span text:style-name="T10">two </text:span><text:span text:style-name="T16">METHOD</text:span>s). Notice that the methods don’t do anything yet – they’re just placeholders for now.</text:p>
      <text:p text:style-name="P11"><text:span text:style-name="T16">Also, n</text:span><text:span text:style-name="T11">otice how that compares with CREATE … DOES&gt; : <text:s/></text:span><text:span text:style-name="T16">The anonymous</text:span><text:span text:style-name="T11"> variables</text:span><text:span text:style-name="T13">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63" text:outline-level="2"/>
      <text:h text:style-name="P64" text:outline-level="2">Defining the Methods</text:h>
      <text:p text:style-name="P12">Our Class won’t do anything unless we define what the Methods actually do. Here’s the <text:span text:style-name="T16">syntax</text:span> for tha<text:span text:style-name="T16">t:-</text:span></text:p>
      <table:table table:name="Table2" table:style-name="Table2">
        <table:table-column table:style-name="Table2.A"/>
        <table:table-row table:style-name="Table2.1">
          <table:table-cell table:style-name="Table2.A1" office:value-type="string">
            <text:p text:style-name="P7">:<text:span text:style-name="T16">NONAME <text:s text:c="3"/>&lt;your forth code for the method&gt; <text:s text:c="3"/>; <text:s text:c="4"/>ClassName1 <text:s text:c="2"/>DEFINES <text:s text:c="2"/>method1name</text:span></text:p>
          </table:table-cell>
        </table:table-row>
      </table:table>
      <text:p text:style-name="P6"/>
      <text:p text:style-name="P14">An anonymous word is linked to ‘method1name’ in ‘ClassName1’ by the DEFINES word.</text:p>
      <text:p text:style-name="P14"/>
      <text:p text:style-name="P14">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4"/>
      <text:p text:style-name="P15">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5"/>
      <text:h text:style-name="Heading_20_1" text:outline-level="1"><text:span text:style-name="T45">Creat</text:span>ing a <text:span text:style-name="T21">Named</text:span> Object</text:h>
      <text:p text:style-name="P16">Here’s the code to create a named Object, which actually does stuff. We name an object when we know it’s going to be needed throughout the life of the application:-</text:p>
      <text:p text:style-name="P16"/>
      <table:table table:name="Table3" table:style-name="Table3">
        <table:table-column table:style-name="Table3.A"/>
        <table:table-row table:style-name="Table3.1">
          <table:table-cell table:style-name="Table3.A1" office:value-type="string">
            <text:p text:style-name="P17">ClassName1 <text:s text:c="3"/>NEW <text:s text:c="3"/>CONSTANT <text:s text:c="3"/>MyObjectName1</text:p>
          </table:table-cell>
        </table:table-row>
      </table:table>
      <text:p text:style-name="P16"/>
      <text:p text:style-name="P16">What’s happened here? ClassName1 is the ‘recipe’ for making the new Object. NEW sets up the data space needed for all the internal VARs. MyObjectName1 is a constant to store the new Object’s identity (ID) – simple as that. If we want more then … </text:p>
      <text:p text:style-name="P16"/>
      <table:table table:name="Table4" table:style-name="Table4">
        <table:table-column table:style-name="Table4.A"/>
        <table:table-row table:style-name="Table4.1">
          <table:table-cell table:style-name="Table4.A1" office:value-type="string">
            <text:p text:style-name="P17">ClassName1 <text:s text:c="3"/>NEW <text:s text:c="3"/>CONSTANT <text:s text:c="3"/>MyObjectName2</text:p>
            <text:p text:style-name="P17">ClassName1 <text:s text:c="3"/>NEW <text:s text:c="3"/>CONSTANT <text:s text:c="3"/>MyObjectName3</text:p>
          </table:table-cell>
        </table:table-row>
      </table:table>
      <text:p text:style-name="P19"/>
      <text:p text:style-name="P19">… <text:span text:style-name="T21">does the job, like a cooky cutter making biscuits.</text:span></text:p>
      <text:p text:style-name="P19"/>
      <text:h text:style-name="Heading_20_1" text:outline-level="1">Running Object<text:span text:style-name="T44">s</text:span></text:h>
      <text:p text:style-name="P17">If we want to access an Object’s VARs, then this <text:span text:style-name="T22">is </text:span>not too different from <text:span text:style-name="T22">using</text:span> Forth’s <text:span text:style-name="T22">ordinary </text:span>var<text:span text:style-name="T22">i</text:span>ables:-</text:p>
      <table:table table:name="Table5" table:style-name="Table5">
        <table:table-column table:style-name="Table5.A"/>
        <table:table-row table:style-name="Table5.1">
          <table:table-cell table:style-name="Table5.A1" office:value-type="string">
            <text:p text:style-name="P17">MyObjectName1 <text:s text:c="9"/><text:span text:style-name="T8">variable1name <text:s text:c="2"/></text:span>@<text:tab/><text:tab/><text:tab/>\ read <text:span text:style-name="T22">long ‘</text:span>variable1name’</text:p>
            <text:p text:style-name="P17">10 <text:s text:c="3"/>MyObjectName1 <text:s text:c="2"/><text:span text:style-name="T8">variable</text:span>2<text:span text:style-name="T8">name <text:s/></text:span>W<text:span text:style-name="T8">!<text:tab/><text:tab/> <text:s text:c="11"/></text:span>\ set word ‘variable2name’ = 10</text:p>
          </table:table-cell>
        </table:table-row>
      </table:table>
      <text:p text:style-name="P19"/>
      <text:p text:style-name="P16">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6"/>
      <text:p text:style-name="P20"><text:soft-page-break/>The same applies to running Methods:-</text:p>
      <text:p text:style-name="P20"/>
      <table:table table:name="Table6" table:style-name="Table6">
        <table:table-column table:style-name="Table6.A"/>
        <table:table-row table:style-name="Table6.1">
          <table:table-cell table:style-name="Table6.A1" office:value-type="string">
            <text:p text:style-name="P18">MyObjectName1 <text:s text:c="3"/><text:span text:style-name="T8">method1name</text:span><text:tab/><text:tab/><text:tab/>\ <text:span text:style-name="T22">run ‘method1name</text:span></text:p>
            <text:p text:style-name="P18">MyObjectName1 <text:s text:c="3"/><text:span text:style-name="T8">method</text:span><text:span text:style-name="T22">2</text:span><text:span text:style-name="T8">name<text:tab/><text:tab/> <text:s text:c="11"/></text:span>\ <text:span text:style-name="T22">run method2name</text:span></text:p>
          </table:table-cell>
        </table:table-row>
      </table:table>
      <text:p text:style-name="P21"/>
      <text:p text:style-name="P20">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0"/>
      <text:h text:style-name="P62" text:outline-level="1">Calling <text:span text:style-name="T43">other </text:span>Methods and Vars from inside a Method</text:h>
      <text:p text:style-name="P23">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able:table table:name="Table7" table:style-name="Table7">
        <table:table-column table:style-name="Table7.A"/>
        <table:table-row table:style-name="Table7.1">
          <table:table-cell table:style-name="Table7.A1" office:value-type="string">
            <text:p text:style-name="P8">:<text:span text:style-name="T16">NONAME &lt;your forth code for the method&gt; ; ClassName1 DEFINES method1name</text:span></text:p>
            <text:p text:style-name="P9"><text:s text:c="21"/><text:span text:style-name="T38">↑</text:span><text:span text:style-name="T31"> the Object ID is top of <text:s text:c="12"/>↑ before <text:s/>; <text:s/>the method must consume the <text:s/></text:span></text:p>
            <text:p text:style-name="P34"><text:s text:c="25"/>the data stack here <text:s text:c="21"/>Object ID by executing DROP or equivalent</text:p>
          </table:table-cell>
        </table:table-row>
      </table:table>
      <text:p text:style-name="P24"/>
      <text:p text:style-name="P25">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5"/>
      <table:table table:name="Table8" table:style-name="Table8">
        <table:table-column table:style-name="Table8.A"/>
        <table:table-row table:style-name="Table8.1">
          <table:table-cell table:style-name="Table8.A1" office:value-type="string">
            <text:p text:style-name="P9">:<text:span text:style-name="T16">NONAME </text:span></text:p>
            <text:p text:style-name="P26"><text:span text:style-name="T39">&gt;R</text:span><text:span text:style-name="T30"> <text:s text:c="60"/>\ </text:span><text:span text:style-name="T35">transfer</text:span><text:span text:style-name="T30"> the Object ID to the R stack</text:span></text:p>
            <text:p text:style-name="P35">&lt; forth code&gt;</text:p>
            <text:p text:style-name="P26"><text:span text:style-name="T39">R@</text:span><text:span text:style-name="T30"> </text:span><text:span text:style-name="T33">variable1name </text:span><text:span text:style-name="T32">@ </text:span><text:span text:style-name="T30">1+</text:span></text:p>
            <text:p text:style-name="P26"><text:span text:style-name="T39">R@</text:span><text:span text:style-name="T30"> </text:span><text:span text:style-name="T33">variable1name ! <text:s text:c="32"/></text:span><text:span text:style-name="T30">\ increment variable1name, </text:span><text:span text:style-name="T35">get Object ID from R stack</text:span></text:p>
            <text:p text:style-name="P35">&lt; more forth code &gt;</text:p>
            <text:p text:style-name="P27"><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7"><text:span text:style-name="T33">; <text:s/></text:span><text:span text:style-name="T36">ClassName1 DEFINES method</text:span><text:span text:style-name="T35">2</text:span><text:span text:style-name="T36">name</text:span></text:p>
          </table:table-cell>
        </table:table-row>
      </table:table>
      <text:p text:style-name="P25"/>
      <text:p text:style-name="P29">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29"/>
      <text:p text:style-name="P30"><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1"/>
      <table:table table:name="Table9" table:style-name="Table9">
        <table:table-column table:style-name="Table9.A"/>
        <table:table-row table:style-name="Table9.1">
          <table:table-cell table:style-name="Table9.A1" office:value-type="string">
            <text:p text:style-name="P36">:noname <text:span text:style-name="T26">&gt;R</text:span> </text:p>
            <text:p text:style-name="P36">MS-TICKS DUP <text:s text:c="57"/>\ read the present time</text:p>
            <text:p text:style-name="P36"><text:span text:style-name="T26">R@</text:span> STARTTIME @ <text:s text:c="51"/>\ read when this TIMER last ran </text:p>
            <text:p text:style-name="P36">- <text:s text:c="83"/>\ calculate how long ago that is</text:p>
            <text:p text:style-name="P28"><text:span text:style-name="T40">R@</text:span><text:span text:style-name="T36"> PERIOD @ &gt;= <text:s text:c="53"/>\ is it time to run the TCODE </text:span><text:span text:style-name="T37">yet</text:span><text:span text:style-name="T36">? </text:span></text:p>
            <text:p text:style-name="P36">IF</text:p>
            <text:p text:style-name="P36"><text:s/><text:span text:style-name="T26"><text:s text:c="3"/>R@</text:span> STARTTIME ! <text:s text:c="50"/>\ save the present time</text:p>
            <text:p text:style-name="P28"><text:soft-page-break/><text:span text:style-name="T36"><text:s text:c="4"/></text:span><text:span text:style-name="T40">R&gt;</text:span><text:span text:style-name="T36"> TCODE @ EXECUTE <text:s text:c="38"/>\ run </text:span><text:span text:style-name="T37">xt</text:span><text:span text:style-name="T36"> stored in TCODE</text:span></text:p>
            <text:p text:style-name="P36">ELSE</text:p>
            <text:p text:style-name="P36"><text:s text:c="4"/>DROP <text:s/><text:span text:style-name="T26">R&gt;</text:span> DROP <text:s text:c="53"/>\ else forget the present time</text:p>
            <text:p text:style-name="P36">THEN ; TIMER DEFINES TRUN <text:s text:c="30"/>\ run TCODE every PERIOD ms </text:p>
          </table:table-cell>
        </table:table-row>
      </table:table>
      <text:p text:style-name="P32"/>
      <text:h text:style-name="Heading_20_1" text:outline-level="1"><text:span text:style-name="T45">Creat</text:span>ing an Unnamed <text:span text:style-name="T53">Temporary</text:span> Object</text:h>
      <text:p text:style-name="P45">You’re building a machine which manages up to 20 streams of data, the number of channels required is held in <text:span text:style-name="T50">value</text:span> <text:span text:style-name="T26">chan#</text:span>. You could create 20 named o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45"/>
      <text:p text:style-name="P45">The syntax for creating an array of unnamed objects might be:-</text:p>
      <text:p text:style-name="P45"/>
      <table:table table:name="Table10" table:style-name="Table10">
        <table:table-column table:style-name="Table10.A"/>
        <table:table-row table:style-name="Table10.1">
          <table:table-cell table:style-name="Table10.A1" office:value-type="string">
            <text:p text:style-name="P38">CREATE Chann<text:span text:style-name="T48">el</text:span> 20 allot <text:s text:c="39"/><text:span text:style-name="T52">\ this array will store Object IDs or 0 if inactive</text:span></text:p>
            <text:p text:style-name="P41">20 0 DO 0 Channel I cells <text:span text:style-name="T51">+</text:span> <text:s text:c="2"/>! <text:s/>LOOP <text:s text:c="20"/>\ initialise all Channel[I] = 0</text:p>
            <text:p text:style-name="P39">chan# 0 DO</text:p>
            <text:p text:style-name="P37">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39">LOOP</text:p>
          </table:table-cell>
        </table:table-row>
      </table:table>
      <text:p text:style-name="P33"/>
      <text:p text:style-name="P46">Notice the use of HNEW instead of NEW. <text:s/>HNEW allocates space on the heap to store all the internal VARS needed by Classname1, instead of using program space.</text:p>
      <text:p text:style-name="P46"/>
      <text:p text:style-name="P46">Now, when processing each channel, we can access Object Vars or execute Methods within a DO LOOP with the phrase:-</text:p>
      <text:p text:style-name="P46"/>
      <table:table table:name="Table11" table:style-name="Table11">
        <table:table-column table:style-name="Table11.A"/>
        <table:table-row table:style-name="Table11.1">
          <table:table-cell table:style-name="Table11.A1" office:value-type="string">
            <text:p text:style-name="P39">Channel <text:span text:style-name="T50">I cells +</text:span> @ <text:s/>&lt;methodname&gt; or &lt;VARname&gt;</text:p>
          </table:table-cell>
        </table:table-row>
      </table:table>
      <text:p text:style-name="P48"/>
      <text:p text:style-name="P48"/>
      <text:p text:style-name="P46">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47"/>
      <table:table table:name="Table12" table:style-name="Table12">
        <table:table-column table:style-name="Table12.A"/>
        <table:table-row table:style-name="Table12.1">
          <table:table-cell table:style-name="Table12.A1" office:value-type="string">
            <text:p text:style-name="P40">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1">0 Channel <text:span text:style-name="T50">I cells </text:span><text:span text:style-name="T51">+</text:span><text:span text:style-name="T50"> </text:span><text:s/>! <text:s text:c="52"/><text:span text:style-name="T50">\ Mark the channel as inactive</text:span></text:p>
          </table:table-cell>
        </table:table-row>
      </table:table>
      <text:p text:style-name="P47"/>
      <text:p text:style-name="P49">We can use the heap word FREE to discard the memory space use<text:span text:style-name="T55">d</text:span> by the Object:-</text:p>
      <text:p text:style-name="P49"/>
      <table:table table:name="Table13" table:style-name="Table13">
        <table:table-column table:style-name="Table13.A"/>
        <table:table-row table:style-name="Table13.1">
          <table:table-cell table:style-name="Table13.A1" office:value-type="string">
            <text:p text:style-name="P43">chan# 0 DO</text:p>
            <text:p text:style-name="P43">Channel I cells + <text:s text:c="59"/>\ <text:s text:c="2"/>Index into the array</text:p>
            <text:p text:style-name="P43">DUP @ <text:s text:c="2"/>0&lt;&gt; <text:s text:c="2"/>IF <text:s text:c="57"/>\ <text:s text:c="2"/>If the channel is active</text:p>
            <text:p text:style-name="P43"><text:tab/>DUP @ <text:span text:style-name="T26">FREE </text:span><text:s text:c="50"/>\ <text:s/>Return Object data to the heap</text:p>
            <text:p text:style-name="P43"><text:s text:c="12"/>0 <text:s/>SWAP <text:s text:c="3"/>! <text:s text:c="54"/>\ <text:s/>and mark the channel inactive</text:p>
            <text:p text:style-name="P43">LOOP</text:p>
          </table:table-cell>
        </table:table-row>
      </table:table>
      <text:p text:style-name="P49"/>
      <text:p text:style-name="P5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0"><text:soft-page-break/></text:p>
      <text:h text:style-name="Heading_20_1" text:outline-level="1">Creating <text:span text:style-name="T58">New </text:span>Classes <text:span text:style-name="T57">similar to existing ones</text:span></text:h>
      <text:p text:style-name="P51">Suppose we wish to create a <text:span text:style-name="T68">new</text:span> Class which is very similar to one we’ve already created? We could start from scratch – but <text:span text:style-name="T59">would</text:span> end up with a lot of duplicated code, which is wasteful. Keeping 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53">The usual example quoted is drawing <text:span text:style-name="T60">a list of</text:span> <text:span text:style-name="T60">Shape </text:span>objects on <text:span text:style-name="T60">a</text:span> screen. <text:span text:style-name="T63">All shapes are related, in that they need to be drawn, moved, erased and so on. Being able to cycle through the list applying a ‘draw’ Method to each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58"><text:a xlink:type="simple" xlink:href="https://github.com/bob-g4bby/Bob-Edwards--Forth-Stuff/blob/main/ESP32/mini-oof%20demo.fth" text:style-name="Internet_20_link" text:visited-style-name="Visited_20_Internet_20_Link"/></text:p>
      <text:p text:style-name="P58"><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58"><draw:g text:anchor-type="paragraph" draw:z-index="0" draw:name="Group object 1" draw:style-name="gr1"><draw:frame draw:style-name="gr2" draw:text-style-name="P104" xml:id="id1" draw:id="id1" svg:width="4.001cm" svg:height="3.904cm" svg:x="6.543cm" svg:y="0.483cm"><draw:text-box><text:p text:style-name="P103"><text:span text:style-name="T76">pet</text:span></text:p><text:p text:style-name="P103"><text:span text:style-name="T77"><text:s text:c="5"/></text:span><text:span text:style-name="T77">speak</text:span></text:p><text:p text:style-name="P103"><text:span text:style-name="T77"><text:s text:c="5"/></text:span><text:span text:style-name="T77">greet</text:span></text:p><text:p text:style-name="P103"><text:span text:style-name="T77"><text:s text:c="5"/></text:span><text:span text:style-name="T77">walk</text:span></text:p><text:p text:style-name="P103"><text:span text:style-name="T77"><text:s text:c="5"/></text:span><text:span text:style-name="T77">add.</text:span></text:p></draw:text-box></draw:frame><draw:frame draw:style-name="gr3" draw:text-style-name="P104" xml:id="id2" draw:id="id2" svg:width="3.5cm" svg:height="3.174cm" svg:x="3.043cm" svg:y="6.484cm"><draw:text-box><text:p text:style-name="P103"><text:span text:style-name="T76">cat</text:span></text:p><text:p text:style-name="P103"><text:span text:style-name="T77"><text:s text:c="5"/></text:span><text:span text:style-name="T77">speak’</text:span></text:p><text:p text:style-name="P103"><text:span text:style-name="T77"><text:s text:c="5"/></text:span><text:span text:style-name="T77">greet’</text:span></text:p><text:p text:style-name="P103"><text:span text:style-name="T77"><text:s text:c="5"/></text:span><text:span text:style-name="T77">happy</text:span></text:p></draw:text-box></draw:frame><draw:frame draw:style-name="gr4" draw:text-style-name="P104" xml:id="id3" draw:id="id3" svg:width="3.751cm" svg:height="3.5cm" svg:x="10.794cm" svg:y="6.484cm"><draw:text-box><text:p text:style-name="P103"><text:span text:style-name="T76">dog</text:span></text:p><text:p text:style-name="P103"><text:span text:style-name="T77"><text:s text:c="4"/></text:span><text:span text:style-name="T77">speak’</text:span></text:p><text:p text:style-name="P103"><text:span text:style-name="T77"><text:s text:c="5"/></text:span><text:span text:style-name="T77">greet’ </text:span></text:p></draw:text-box></draw:frame><draw:connector draw:style-name="gr5" draw:text-style-name="P105" draw:type="line" svg:x1="8.544cm" svg:y1="4.386cm" svg:x2="4.793cm" svg:y2="6.483cm" draw:start-shape="id1" draw:start-glue-point="2" draw:end-shape="id2" draw:end-glue-point="0" svg:d="M8544 4386l-3751 2097" svg:viewBox="0 0 3752 2099"><text:p/></draw:connector><draw:connector draw:style-name="gr6" draw:text-style-name="P105" draw:type="line" svg:x1="8.543cm" svg:y1="4.386cm" svg:x2="12.668cm" svg:y2="6.483cm" draw:start-shape="id1" draw:start-glue-point="2" draw:end-shape="id3" draw:end-glue-point="0" svg:d="M8543 4386l4125 2097" svg:viewBox="0 0 4128 2099"><text:p/></draw:connector></draw:g>Here’s the Class hierarchy:-</text:p>
      <text:p text:style-name="P56">A base Class ‘pet’ has four methods ‘speak’,’greet’, ‘walk’ and ‘add.’</text:p>
      <text:p text:style-name="P98">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99">Yes – I know dogs can be happy too, but humour me. Let’s look at the code - <text:span text:style-name="T68">w</text:span>e define the pet Class:-</text:p>
      <text:p text:style-name="P56"/>
      <table:table table:name="Table14" table:style-name="Table14">
        <table:table-column table:style-name="Table14.A"/>
        <table:table-row table:style-name="Table14.1">
          <table:table-cell table:style-name="Table14.A1" office:value-type="string">
            <text:p text:style-name="P42">object class</text:p>
            <text:p text:style-name="P42"><text:tab/>cell var teeth#</text:p>
            <text:p text:style-name="P42"><text:tab/>cell var height</text:p>
            <text:p text:style-name="P42"><text:tab/>method speak</text:p>
            <text:p text:style-name="P42"><text:tab/>method greet</text:p>
            <text:p text:style-name="P42"><text:tab/>method walk</text:p>
            <text:p text:style-name="P42"><text:tab/>method add.</text:p>
            <text:p text:style-name="P42">end-class pet</text:p>
            <text:p text:style-name="P42">:noname ." pet speaks" drop<text:tab/>; pet defines speak</text:p>
            <text:p text:style-name="P42">:noname ." pet greets" drop<text:tab/>; pet defines greet</text:p>
            <text:p text:style-name="P42">:noname ." pet walks" drop<text:tab/>; pet defines walk</text:p>
            <text:p text:style-name="P42">:noname <text:s/>drop + ." n1 + n2 = " . ; pet defines add.<text:tab/>( n1 n2 -- )</text:p>
          </table:table-cell>
        </table:table-row>
      </table:table>
      <text:p text:style-name="P55"/>
      <text:p text:style-name="P55">It would be a good idea to make a pet Object and test out the Methods to make sure they work OK before moving on – but we’ll press on. We create a cat Class:-</text:p>
      <text:p text:style-name="P55"/>
      <table:table table:name="Table15" table:style-name="Table15">
        <table:table-column table:style-name="Table15.A"/>
        <table:table-row table:style-name="Table15.1">
          <table:table-cell table:style-name="Table15.A1" office:value-type="string">
            <text:p text:style-name="P42"><text:span text:style-name="T26">pet</text:span> <text:span text:style-name="T26">class</text:span></text:p>
            <text:p text:style-name="P42"><text:tab/>method <text:s/>happy<text:tab/>\ cats can do more than pets</text:p>
            <text:p text:style-name="P42">end-class cat</text:p>
            <text:p text:style-name="P42">:noname ." cat purrs" drop ; cat defines <text:span text:style-name="T26">happy</text:span></text:p>
            <text:p text:style-name="P42">\ cats override pets for these two methods</text:p>
            <text:p text:style-name="P42">:noname ." cat says meow" drop ; cat defines <text:span text:style-name="T26">speak<text:tab/></text:span></text:p>
            <text:p text:style-name="P42">:noname ." cat raises tail" drop ; cat defines <text:span text:style-name="T26">greet</text:span></text:p>
          </table:table-cell>
        </table:table-row>
      </table:table>
      <text:p text:style-name="P54"/>
      <text:list xml:id="list2228438172" text:style-name="L3">
        <text:list-item>
          <text:p text:style-name="P65"><text:span text:style-name="T64">To ensure that cat inherits all the behaviour of pet, we declare ‘</text:span><text:span text:style-name="T29">pet class</text:span><text:span text:style-name="T64">’ at the top, not ‘object class’</text:span></text:p>
        </text:list-item>
        <text:list-item>
          <text:p text:style-name="P66">You can see defining a new Method for ‘happy’ involve no new syntax</text:p>
        </text:list-item>
        <text:list-item>
          <text:p text:style-name="P66">Neither does redefing ‘speak’ and ‘greet’ – just make sure the same names are used as in ‘pet’</text:p>
        </text:list-item>
        <text:list-item>
          <text:p text:style-name="P69">We could have added more VARs, they’re declared just like normal</text:p>
        </text:list-item>
      </text:list>
      <text:p text:style-name="P57"/>
      <text:p text:style-name="P57">Now we do the same for the dog Class:-</text:p>
      <text:p text:style-name="P57"/>
      <table:table table:name="Table16" table:style-name="Table16">
        <table:table-column table:style-name="Table16.A"/>
        <table:table-row table:style-name="Table16.1">
          <table:table-cell table:style-name="Table16.A1" office:value-type="string">
            <text:p text:style-name="P44">pet class</text:p>
            <text:p text:style-name="P44">end-class dog</text:p>
            <text:p text:style-name="P44">\ dogs override pets for these two methods</text:p>
            <text:p text:style-name="P44">:noname ." dog says wuff" drop ; dog defines speak<text:tab/></text:p>
            <text:p text:style-name="P44">:noname ." dog wags tail" drop ; dog defines greet</text:p>
          </table:table-cell>
        </table:table-row>
      </table:table>
      <text:p text:style-name="P57"/>
      <text:p text:style-name="P57">Nothing new there.</text:p>
      <text:p text:style-name="P57"/>
      <text:p text:style-name="P57"/>
      <text:p text:style-name="P68">It’s definitely time to test this all out by running some small code phrases from the terminal. To prepare for that, let’s create named cat and dog Objects:-</text:p>
      <text:p text:style-name="P57"/>
      <table:table table:name="Table17" table:style-name="Table17">
        <table:table-column table:style-name="Table17.A"/>
        <table:table-row table:style-name="Table17.1">
          <table:table-cell table:style-name="Table17.A1" office:value-type="string">
            <text:p text:style-name="P44">\ create a cat and dog object to work with</text:p>
            <text:p text:style-name="P44">cat new constant tibby</text:p>
            <text:p text:style-name="P44">dog new constant fido</text:p>
          </table:table-cell>
        </table:table-row>
      </table:table>
      <text:p text:style-name="P57"/>
      <text:p text:style-name="P70">Let’s test all this out – can our cat and dog walk ok? – after all that is defined in the pet Class:-</text:p>
      <text:p text:style-name="P70"/>
      <table:table table:name="Table18" table:style-name="Table18">
        <table:table-column table:style-name="Table18.A"/>
        <table:table-row table:style-name="Table18.1">
          <table:table-cell table:style-name="Table18.A1" office:value-type="string">
            <text:p text:style-name="P44">--&gt; tibby walk</text:p>
            <text:p text:style-name="P44">pet walks ok</text:p>
            <text:p text:style-name="P44">--&gt; fido walk</text:p>
            <text:p text:style-name="P44">pet walks ok</text:p>
          </table:table-cell>
        </table:table-row>
      </table:table>
      <text:p text:style-name="P70"/>
      <text:p text:style-name="P72">Yes, so this shows that the inheritance of Methods from the parent Class works fine. </text:p>
      <text:p text:style-name="P72">What about ‘speak’ and ‘greet’?</text:p>
      <text:p text:style-name="P70"/>
      <table:table table:name="Table19" table:style-name="Table19">
        <table:table-column table:style-name="Table19.A"/>
        <table:table-row table:style-name="Table19.1">
          <table:table-cell table:style-name="Table19.A1" office:value-type="string">
            <text:p text:style-name="P91">--&gt; tibby greet</text:p>
            <text:p text:style-name="P91">cat raises tail ok</text:p>
            <text:p text:style-name="P91">--&gt; fido greet</text:p>
            <text:p text:style-name="P91">dog wags tail ok</text:p>
            <text:p text:style-name="P91">--&gt; tibby speak</text:p>
            <text:p text:style-name="P91">cat says meow ok</text:p>
            <text:p text:style-name="P91">--&gt; fido speak</text:p>
            <text:p text:style-name="P92">dog says wuff ok</text:p>
            <text:p text:style-name="P92">--&gt; tibby happy</text:p>
            <text:p text:style-name="P91">cat purrs ok</text:p>
          </table:table-cell>
        </table:table-row>
      </table:table>
      <text:p text:style-name="P73"/>
      <text:p text:style-name="P70">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4">One last test – both animals should be able to do some simpel maths – these are bright pets:-</text:p>
      <text:p text:style-name="P74"/>
      <table:table table:name="Table20" table:style-name="Table20">
        <table:table-column table:style-name="Table20.A"/>
        <table:table-row table:style-name="Table20.1">
          <table:table-cell table:style-name="Table20.A1" office:value-type="string">
            <text:p text:style-name="P92">--&gt; 34 56 fido add.</text:p>
            <text:p text:style-name="P92">n1 + n2 = 90 <text:s/>ok</text:p>
            <text:p text:style-name="P92">--&gt; 12 34 tibby add.</text:p>
            <text:p text:style-name="P92">n1 + n2 = 46 <text:s/>ok</text:p>
          </table:table-cell>
        </table:table-row>
      </table:table>
      <text:p text:style-name="P71"/>
      <text:p text:style-name="P74">Yes, the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4"/>
      <table:table table:name="Table21" table:style-name="Table21">
        <table:table-column table:style-name="Table21.A"/>
        <table:table-row table:style-name="Table21.1">
          <table:table-cell table:style-name="Table21.A1" office:value-type="string">
            <text:p text:style-name="P92">:noname <text:s/><text:span text:style-name="T26">drop</text:span> + ." n1 + n2 = " . ; <text:s text:c="3"/>pet <text:s text:c="3"/>defines <text:s text:c="3"/>add.<text:tab/> <text:s text:c="2"/>( n1 n2 -- )</text:p>
          </table:table-cell>
        </table:table-row>
      </table:table>
      <text:p text:style-name="P75"/>
      <text:p text:style-name="P74"><text:span text:style-name="T67">The Method</text:span> could have used &gt;R, R@ <text:s/>and R&gt; to preserve the Object ID as we’ve already covered; had there been a need to read and write from the Classes’ VARs or to call other Methods.</text:p>
      <text:p text:style-name="P74"/>
      <text:p text:style-name="P76"><text:soft-page-break/>In summary, creating new Classes based on parent Classes <text:s/>- Inheritance <text:span text:style-name="T67">has the following benefits:-</text:span></text:p>
      <text:list xml:id="list2229771667" text:style-name="L4">
        <text:list-item>
          <text:p text:style-name="P78"><text:span text:style-name="T66">Economises on compiled code – </text:span><text:span text:style-name="T67">it’s another form of factoring which is a key tenet of forth</text:span></text:p>
        </text:list-item>
        <text:list-item>
          <text:p text:style-name="P77">Means we write less <text:span text:style-name="T67">source code and that’s good for readability too </text:span></text:p>
        </text:list-item>
        <text:list-item>
          <text:p text:style-name="P77">Allows us to code for related objects in a more general fashion e.g. We don’t care what kind of pet we’re dealing with, we can be confident that they’ll all speak</text:p>
        </text:list-item>
      </text:list>
      <text:p text:style-name="P76"/>
      <text:h text:style-name="Heading_20_1" text:outline-level="1">Calling Methods revisited</text:h>
      <text:p text:style-name="P100">We’ve already seen how to call a Method:-</text:p>
      <text:p text:style-name="P100"/>
      <table:table table:name="Table22" table:style-name="Table22">
        <table:table-column table:style-name="Table22.A"/>
        <table:table-row table:style-name="Table22.1">
          <table:table-cell table:style-name="Table22.A1" office:value-type="string">
            <text:p text:style-name="P93">&lt;<text:span text:style-name="T69">ObjectName&gt; &lt;Methodname&gt;</text:span></text:p>
          </table:table-cell>
        </table:table-row>
      </table:table>
      <text:p text:style-name="P81"/>
      <text:p text:style-name="P80">When these two words run, the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0">However, if we’re sure that the Object will always be the same, we can use ‘early binding’ – the address of the Method to run is calculated during compilation and the call to the Method is placed in-line in the definition. The syntax for that is:-</text:p>
      <text:p text:style-name="P80"/>
      <table:table table:name="Table23" table:style-name="Table23">
        <table:table-column table:style-name="Table23.A"/>
        <table:table-row table:style-name="Table23.1">
          <table:table-cell table:style-name="Table23.A1" office:value-type="string">
            <text:p text:style-name="P93"><text:span text:style-name="T69">[ <text:s text:c="2"/></text:span>&lt;<text:span text:style-name="T69">ObjectName&gt; <text:s text:c="2"/>:: <text:s text:c="3"/>&lt;Methodname&gt; ]</text:span></text:p>
          </table:table-cell>
        </table:table-row>
      </table:table>
      <text:p text:style-name="P80"/>
      <text:p text:style-name="P80">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0"/>
      <text:p text:style-name="P82">Here’s two examples of doing the same thing to make the syntax a bit clearer:-</text:p>
      <text:p text:style-name="P82"/>
      <table:table table:name="Table24" table:style-name="Table24">
        <table:table-column table:style-name="Table24.A"/>
        <table:table-row table:style-name="Table24.1">
          <table:table-cell table:style-name="Table24.A1" office:value-type="string">
            <text:p text:style-name="P94">: TEST1 TIMER1 [ TIMER :: TPRINT ] CR ; <text:s text:c="24"/><text:span text:style-name="T70">\ </text:span>Early binding - <text:span text:style-name="T70">faster</text:span></text:p>
            <text:p text:style-name="P94">: TEST2 TIMER1 TPRINT CR ; <text:s text:c="46"/><text:span text:style-name="T70">\ </text:span>Late binding – <text:span text:style-name="T70">slower</text:span></text:p>
          </table:table-cell>
        </table:table-row>
      </table:table>
      <text:p text:style-name="P83"/>
      <text:p text:style-name="P82">However if we want the Method to work with many Objects:-</text:p>
      <text:p text:style-name="P82"/>
      <table:table table:name="Table25" table:style-name="Table25">
        <table:table-column table:style-name="Table25.A"/>
        <table:table-row table:style-name="Table25.1">
          <table:table-cell table:style-name="Table25.A1" office:value-type="string">
            <text:p text:style-name="P94">: TEST2 TPRINT CR ; <text:s text:c="17"/><text:span text:style-name="T70">( Obj – )</text:span> <text:s text:c="30"/><text:span text:style-name="T70">\ </text:span>Late binding – <text:span text:style-name="T70">slower</text:span></text:p>
          </table:table-cell>
        </table:table-row>
      </table:table>
      <text:p text:style-name="P82"/>
      <text:p text:style-name="P82">Only late binding will do – notice this word expects the Object on top of the stack – we assume all Objects can TPRINT, else our application will come tumbling down in a big crash!</text:p>
      <text:p text:style-name="P82"/>
      <text:h text:style-name="Heading_20_1" text:outline-level="1">Crash protection <text:span text:style-name="T71">(</text:span><text:span text:style-name="T72">health warning</text:span><text:span text:style-name="T71">)</text:span></text:h>
      <text:p text:style-name="P101">A<text:span text:style-name="T73">s</text:span> you may have found out in trying out some Mini-OOF code, it is all too easy to cause forth to crash. Mini-OOF is tiny and <text:span text:style-name="T71">(as far as I can tell) stable if there are no mistakes in your code. However it offers no protection from using the wrong Methods or VARs <text:s/>with an Object – in that respect it’s no different from the wrong use of any other Forth word. Trying to execute a Class when you meant to use an Object is similarly fatal.</text:span></text:p>
      <text:p text:style-name="P101"/>
      <text:h text:style-name="Heading_20_1" text:outline-level="1"><text:soft-page-break/>Initialising Objects</text:h>
      <text:p text:style-name="P102">AS it stands, if we want Objects to be initialised, then that is up to us to code. However, we can arrange that when an Object is created it is also initialised quite simply. Let us define a new Class which will self-initialise:-</text:p>
      <text:p text:style-name="P102"><text:s/></text:p>
      <table:table table:name="Table26" table:style-name="Table26">
        <table:table-column table:style-name="Table26.A"/>
        <table:table-row table:style-name="Table26.1">
          <table:table-cell table:style-name="Table26.A1" office:value-type="string">
            <text:p text:style-name="P95"><text:s/>INITOBJECT CLASS</text:p>
            <text:p text:style-name="P95"><text:tab/>cell VAR myvar</text:p>
            <text:p text:style-name="P95">END-CLASS <text:span text:style-name="T74">MyInitClass</text:span></text:p>
            <text:p text:style-name="P95">:noname myvar ! ; <text:s text:c="3"/><text:span text:style-name="T74">MyInitClass</text:span> <text:s text:c="3"/>DEFINES <text:s text:c="3"/>INIT</text:p>
          </table:table-cell>
        </table:table-row>
      </table:table>
      <text:p text:style-name="P102"/>
      <text:p text:style-name="P102">We’ve based out class on a special class defined in Mini-OOF – INITOBJECT and we’ve redefined it’s INIT method to suit our purposes – to initialise myvar with a value off the stack.</text:p>
      <text:p text:style-name="P102">When we come to create some Objects it would be like this:-</text:p>
      <text:p text:style-name="P102"><text:s/></text:p>
      <table:table table:name="Table27" table:style-name="Table27">
        <table:table-column table:style-name="Table27.A"/>
        <table:table-row table:style-name="Table27.1">
          <table:table-cell table:style-name="Table27.A1" office:value-type="string">
            <text:p text:style-name="P95">80 <text:s/><text:span text:style-name="T74">MyInitClass</text:span> <text:s text:c="3"/>NEW: <text:s text:c="2"/><text:span text:style-name="T74">MyObject1</text:span></text:p>
            <text:p text:style-name="P96"><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4"/>
      <text:p text:style-name="P85">Let’s confirm initialisation has worked:-</text:p>
      <text:p text:style-name="P85"/>
      <table:table table:name="Table28" table:style-name="Table28">
        <table:table-column table:style-name="Table28.A"/>
        <table:table-row table:style-name="Table28.1">
          <table:table-cell table:style-name="Table28.A1" office:value-type="string">
            <text:p text:style-name="P96">--&gt; MyObject1 myvar @ .</text:p>
            <text:p text:style-name="P96">80 <text:s/>ok</text:p>
            <text:p text:style-name="P96">--&gt; MyObject2 myvar @ .</text:p>
            <text:p text:style-name="P96">55 <text:s/>ok</text:p>
          </table:table-cell>
        </table:table-row>
      </table:table>
      <text:p text:style-name="P86"/>
      <text:p text:style-name="P85">So myvar took on the required starting values.</text:p>
      <text:p text:style-name="P85"/>
      <text:h text:style-name="Heading_20_1" text:outline-level="1">Conclusion</text:h>
      <text:p text:style-name="P85">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85"/>
      <text:p text:style-name="P85">This paper was written by Bob Edwards, retired EMC engineer and hame radio operator G4BBY in S.W. U.K. in September 2022</text:p>
      <text:p text:style-name="P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09-30T21:21:09.951000000</dc:date>
    <meta:editing-duration>PT3H8M16S</meta:editing-duration>
    <meta:editing-cycles>39</meta:editing-cycles>
    <meta:generator>LibreOffice/7.2.7.2$Windows_X86_64 LibreOffice_project/8d71d29d553c0f7dcbfa38fbfda25ee34cce99a2</meta:generator>
    <meta:document-statistic meta:table-count="28" meta:image-count="0" meta:object-count="0" meta:page-count="10" meta:paragraph-count="209" meta:word-count="3525" meta:character-count="20549" meta:non-whitespace-character-count="15753"/>
  </office:meta>
</office:document-meta>
</file>